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" style:family="table">
      <style:table-properties style:width="5in" table:align="left"/>
    </style:style>
    <style:style style:name="T1" style:family="table-column">
      <style:table-column-properties fo:break-after="page"/>
    </style:style>
    <style:style style:name="T2" style:family="table-column">
      <style:table-column-properties fo:break-before="page"/>
    </style:style>
    <style:style style:name="T3" style:family="table-column">
      <style:table-column-properties fo:break-after="column"/>
    </style:style>
    <style:style style:name="T4" style:family="table-column">
      <style:table-column-properties fo:break-before="column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ith different break before or after the column.</text:p>
      <table:table table:name="Table1" table:style-name="Table1">
        <table:table-column table:style-name="T1"/>
        <table:table-column table:style-name="T2"/>
        <table:table-column table:style-name="T3"/>
        <table:table-column table:style-name="T4"/>
        <table:table-row table:number-rows-repeated="3" table:default-cell-style-name="Table1.A1">
          <table:table-cell>
            <text:p>cell number1</text:p>
          </table:table-cell>
          <table:table-cell>
            <text:p>cell number2</text:p>
          </table:table-cell>
          <table:table-cell>
            <text:p>cell number3</text:p>
          </table:table-cell>
          <table:table-cell>
            <text:p>cell number4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